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1/setting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application/vnd.sun.xml.ui.configuration" manifest:full-path="Object 1/Configurations2/"/>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list-style-name="L1">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color="#000000" style:letter-kerning="true" style:font-weight-complex="bold"/>
    </style:style>
    <style:style style:name="T2" style:family="text">
      <style:text-properties fo:color="#000000" style:font-name="Times New Roman1" style:letter-kerning="true" style:font-weight-complex="bold"/>
    </style:style>
    <style:style style:name="T3" style:family="text">
      <style:text-properties fo:color="#000000" style:font-name="Times New Roman" style:letter-kerning="true" style:font-weight-complex="bold"/>
    </style:style>
    <style:style style:name="T4" style:family="text">
      <style:text-properties fo:color="#000000" style:text-position="super 58%" style:letter-kerning="true" style:font-weight-complex="bold"/>
    </style:style>
    <style:style style:name="fr1" style:family="graphic" style:parent-style-name="OLE">
      <style:graphic-properties style:run-through="background" style:wrap="run-through" style:number-wrapped-paragraphs="no-limit"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hm Program Assignment 3</text:p>
      <text:p text:style-name="P2">b97502049 電機四 蔡昀達</text:p>
      <text:list xml:id="list1819340696" text:style-name="L1">
        <text:list-item>
          <text:p text:style-name="P4"><text:span text:style-name="T1">In your report, please write a pseudo code for is_spannig_tree and analyze its complexity.</text:span></text:p>
          <text:p text:style-name="P4"><text:span text:style-name="T1">Ans. </text:span></text:p>
          <text:p text:style-name="P4"><text:span text:style-name="T1">To realize the is_spanning tree function, we need to check out the following things and judge if the file we read in satisfies the spanning tree property of the original graph we comstruct before.</text:span></text:p>
          <text:p text:style-name="P4"><text:span text:style-name="T1">We need to check out:</text:span></text:p>
          <text:p text:style-name="P4"><text:span text:style-name="T1">1. To check out that if the vertex number of current tree is the same as the original graph's.</text:span></text:p>
          <text:p text:style-name="P4"><text:span text:style-name="T1">2. To check out if every edge in every vertex in the current tree exist in the original graph. If the edge is exist, the weight of this edge must be the same as the one in original graph.</text:span></text:p>
          <text:p text:style-name="P4"><text:span text:style-name="T1">If all of above can be satisfied, we can claim that the current tree is a spanning tree of the original graph.</text:span></text:p>
          <text:p text:style-name="P4"><text:span text:style-name="T1"/></text:p>
          <text:p text:style-name="P4"><text:span text:style-name="T1">Pseudo code:</text:span></text:p>
        </text:list-item>
      </text:list>
      <text:p text:style-name="P3"><text:span text:style-name="T1"><text:tab/>Suppose that G is the origin graph, T is the current tree. And G.v represent each vertex in the <text:tab/>graph, also G.v.e means that all the edge of G.v. </text:span></text:p>
      <text:p text:style-name="P3"><text:span text:style-name="T1"/></text:p>
      <text:list xml:id="list209262096" text:continue-numbering="true" text:style-name="L1">
        <text:list-item>
          <text:list>
            <text:list-header>
              <text:p text:style-name="P4"><text:span text:style-name="T1">if ( number of G.v != <text:s/>number T.v ) return false</text:span></text:p>
              <text:p text:style-name="P4"><text:span text:style-name="T1">for each u in T.v</text:span></text:p>
              <text:list>
                <text:list-header>
                  <text:p text:style-name="P4"><text:span text:style-name="T1">if ( ! (G contain the same key as u ) ) <text:s/>return false</text:span></text:p>
                  <text:p text:style-name="P4"><text:span text:style-name="T1">for <text:s/>each x in T.v.e</text:span></text:p>
                  <text:list>
                    <text:list-header>
                      <text:p text:style-name="P4"><text:span text:style-name="T1">if ( !G contain the same edge with the same key) return false</text:span></text:p>
                    </text:list-header>
                  </text:list>
                </text:list-header>
              </text:list>
            </text:list-header>
          </text:list>
        </text:list-item>
      </text:list>
      <text:p text:style-name="P3"><text:span text:style-name="T1"><text:tab/></text:span></text:p>
      <text:p text:style-name="P3"><text:span text:style-name="T1"><text:tab/> <text:s text:c="5"/>return true<text:tab/></text:span></text:p>
      <text:p text:style-name="P3"><text:span text:style-name="T1"/></text:p>
      <text:p text:style-name="P3"><text:span text:style-name="T1"><text:tab/>Complexity analysis:</text:span></text:p>
      <text:p text:style-name="P3"><text:span text:style-name="T1"><text:tab/></text:span></text:p>
      <text:p text:style-name="P3"><text:span text:style-name="T1"><text:tab/>if ( number of G.v != <text:s/>number T.v ) return false<text:tab/><text:tab/><text:tab/><text:tab/><text:tab/></text:span><text:span text:style-name="T2">θ</text:span><text:span text:style-name="T3">(1)</text:span></text:p>
      <text:p text:style-name="P3"><text:span text:style-name="T3"><text:tab/></text:span><text:span text:style-name="T1">for each u in T.v<text:tab/><text:tab/><text:tab/><text:tab/><text:tab/><text:tab/><text:tab/><text:tab/><text:tab/></text:span><text:span text:style-name="T2">O</text:span><text:span text:style-name="T3">(V)</text:span><text:span text:style-name="T1"><text:tab/> <text:s text:c="5"/><text:tab/><text:tab/><text:tab/>if ( ! (G contain the same key as u ) ) <text:s/>return false<text:tab/><text:tab/><text:tab/><text:tab/></text:span><text:span text:style-name="T2">O</text:span><text:span text:style-name="T3">(V)</text:span></text:p>
      <text:p text:style-name="P3"><text:span text:style-name="T1"><text:tab/><text:tab/>for <text:s/>each x in T.v.e<text:tab/><text:tab/><text:tab/><text:tab/><text:tab/><text:tab/><text:tab/><text:tab/>O(E)</text:span></text:p>
      <text:p text:style-name="P3"><text:span text:style-name="T1"><text:tab/><text:tab/><text:tab/>if ( !G contain the same edge with the same key) return false<text:tab/>O(E)</text:span></text:p>
      <text:p text:style-name="P3"><text:span text:style-name="T1"><text:tab/>return true</text:span></text:p>
      <text:p text:style-name="P3"><text:span text:style-name="T1"><text:tab/></text:span></text:p>
      <text:p text:style-name="P3"><text:span text:style-name="T1"><text:tab/>Hence, the total time complexity is </text:span></text:p>
      <text:p text:style-name="P3"><text:span text:style-name="T1"><text:tab/>O(V)*(O(V)+O(E)*O(E)) </text:span></text:p>
      <text:p text:style-name="P3"><text:span text:style-name="T1"><text:tab/>O(V)*(O(V)+O(E</text:span><text:span text:style-name="T4">2</text:span><text:span text:style-name="T1">))</text:span></text:p>
      <text:p text:style-name="P3"><text:span text:style-name="T1"><text:tab/></text:span></text:p>
      <text:p text:style-name="P3"><text:span text:style-name="T1"><text:tab/>The answer is O(V</text:span><text:span text:style-name="T4">2</text:span><text:span text:style-name="T1">)+O(V*E</text:span><text:span text:style-name="T4">2</text:span><text:span text:style-name="T1">).</text:span></text:p>
      <text:p text:style-name="P2"><text:span text:style-name="T1"/></text:p>
      <text:list xml:id="list446457012" text:continue-numbering="true" text:style-name="L1">
        <text:list-item>
          <text:p text:style-name="P4">Table of reunning result.</text:p>
        </text:list-item>
      </text:list>
      <text:p text:style-name="P3"><draw:frame draw:style-name="fr1" draw:name="物件1" text:anchor-type="paragraph" svg:x="0.1327in" svg:y="0.0555in" svg:width="7.3626in" svg:height="1.2547in" draw:z-index="0"><draw:object xlink:href="./Object 1" xlink:type="simple" xlink:show="embed" xlink:actuate="onLoad"/><draw:image xlink:href="./ObjectReplacements/Object 1" xlink:type="simple" xlink:show="embed" xlink:actuate="onLoad"/></draw:frame></text:p>
      <text:p text:style-name="P3"/>
      <text:p text:style-name="P3"/>
      <text:p text:style-name="P3"/>
      <text:p text:style-name="P3"/>
      <text:p text:style-name="P3"/>
      <text:p text:style-name="P3"/>
      <text:p text:style-name="P3"><text:soft-page-break/></text:p>
      <text:p text:style-name="P3">Plot the result:</text:p>
      <text:p text:style-name="P3"/>
      <text:p text:style-name="P3"><draw:frame draw:style-name="fr2" draw:name="物件2" text:anchor-type="paragraph" svg:width="6.2898in" svg:height="3.5453in" draw:z-index="1"><draw:object xlink:href="./Object 2" xlink:type="simple" xlink:show="embed" xlink:actuate="onLoad"/><draw:image xlink:href="./ObjectReplacements/Object 2" xlink:type="simple" xlink:show="embed" xlink:actuate="onLoad"/></draw:frame></text:p>
      <text:p text:style-name="P3"><draw:frame draw:style-name="fr2" draw:name="物件3" text:anchor-type="paragraph" svg:width="6.2898in" svg:height="3.5457in" draw:z-index="2"><draw:object xlink:href="./Object 3" xlink:type="simple" xlink:show="embed" xlink:actuate="onLoad"/><draw:image xlink:href="./ObjectReplacements/Object 3" xlink:type="simple" xlink:show="embed" xlink:actuate="onLoad"/></draw:frame></text:p>
      <text:p text:style-name="P3"/>
      <text:list xml:id="list434034205" text:continue-numbering="true" text:style-name="L1">
        <text:list-item>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TW"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9T09:48:55</meta:creation-date>
    <dc:date>2012-05-19T12:01:35</dc:date>
    <meta:editing-duration>PT1H38M28S</meta:editing-duration>
    <meta:editing-cycles>2</meta:editing-cycles>
    <meta:generator>LibreOffice/3.5$Linux_x86 LibreOffice_project/350m1$Build-102</meta:generator>
    <meta:document-statistic meta:table-count="0" meta:image-count="0" meta:object-count="3" meta:page-count="2" meta:paragraph-count="33" meta:word-count="303" meta:character-count="1465" meta:non-whitespace-character-count="12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165in"/>
    </style:style>
    <style:style style:name="co3" style:family="table-column">
      <style:table-column-properties fo:break-before="auto" style:column-width="1.0882in"/>
    </style:style>
    <style:style style:name="co4" style:family="table-column">
      <style:table-column-properties fo:break-before="auto" style:column-width="0.9126in"/>
    </style:style>
    <style:style style:name="co5" style:family="table-column">
      <style:table-column-properties fo:break-before="auto" style:column-width="0.9417in"/>
    </style:style>
    <style:style style:name="co6" style:family="table-column">
      <style:table-column-properties fo:break-before="auto" style:column-width="1.0374in"/>
    </style:style>
    <style:style style:name="co7" style:family="table-column">
      <style:table-column-properties fo:break-before="auto" style:column-width="0.7681in"/>
    </style:style>
    <style:style style:name="co8" style:family="table-column">
      <style:table-column-properties fo:break-before="auto" style:column-width="0.981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data-style-name="N0">
      <style:table-cell-properties fo:border="0.06pt solid #000000"/>
    </style:style>
    <style:style style:name="ce4" style:family="table-cell" style:parent-style-name="Default" style:data-style-name="N60">
      <style:table-cell-properties fo:border="0.06pt solid #000000"/>
    </style:style>
  </office:automatic-styles>
  <office:body>
    <office:spreadsheet>
      <table:table table:name="工作表1"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3"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8">
          <table:table-cell table:number-columns-repeated="15"/>
        </table:table-row>
        <table:table-row table:style-name="ro1">
          <table:table-cell table:number-columns-repeated="5"/>
          <table:table-cell table:style-name="ce1"/>
          <table:table-cell table:style-name="ce2" office:value-type="string" table:number-columns-spanned="3" table:number-rows-spanned="1">
            <text:p>DFS</text:p>
          </table:table-cell>
          <table:covered-table-cell table:number-columns-repeated="2" table:style-name="ce1"/>
          <table:table-cell table:style-name="ce2" office:value-type="string" table:number-columns-spanned="3" table:number-rows-spanned="1">
            <text:p>BFS</text:p>
          </table:table-cell>
          <table:covered-table-cell table:number-columns-repeated="2" table:style-name="ce1"/>
          <table:table-cell table:style-name="ce2" office:value-type="string" table:number-columns-spanned="3" table:number-rows-spanned="1">
            <text:p>MST(prim)</text:p>
          </table:table-cell>
          <table:covered-table-cell table:number-columns-repeated="2" table:style-name="ce1"/>
        </table:table-row>
        <table:table-row table:style-name="ro1">
          <table:table-cell table:number-columns-repeated="5"/>
          <table:table-cell table:style-name="ce1" office:value-type="string">
            <text:p>input size</text:p>
          </table:table-cell>
          <table:table-cell table:style-name="ce1" office:value-type="string">
            <text:p>vertices/edges</text:p>
          </table:table-cell>
          <table:table-cell table:style-name="ce1" office:value-type="string">
            <text:p>runtime(s)</text:p>
          </table:table-cell>
          <table:table-cell table:style-name="ce1" office:value-type="string">
            <text:p>memory(MB)</text:p>
          </table:table-cell>
          <table:table-cell table:style-name="ce1" office:value-type="string">
            <text:p>vertices/edges</text:p>
          </table:table-cell>
          <table:table-cell table:style-name="ce1" office:value-type="string">
            <text:p>runtime(s)</text:p>
          </table:table-cell>
          <table:table-cell table:style-name="ce1" office:value-type="string">
            <text:p>memory(MB)</text:p>
          </table:table-cell>
          <table:table-cell table:style-name="ce1" office:value-type="string">
            <text:p>vertices/edges</text:p>
          </table:table-cell>
          <table:table-cell table:style-name="ce1" office:value-type="string">
            <text:p>runtime(s)</text:p>
          </table:table-cell>
          <table:table-cell table:style-name="ce1" office:value-type="string">
            <text:p>memory(MB)</text:p>
          </table:table-cell>
        </table:table-row>
        <table:table-row table:style-name="ro1">
          <table:table-cell table:number-columns-repeated="5"/>
          <table:table-cell table:style-name="ce1" office:value-type="string">
            <text:p>n4</text:p>
          </table:table-cell>
          <table:table-cell table:style-name="ce3" office:value-type="float" office:value="1.33333333333333">
            <text:p>1.3333333333</text:p>
          </table:table-cell>
          <table:table-cell table:style-name="ce1" office:value-type="float" office:value="0.000135">
            <text:p>0.000135</text:p>
          </table:table-cell>
          <table:table-cell table:style-name="ce1" office:value-type="float" office:value="3.38672">
            <text:p>3.38672</text:p>
          </table:table-cell>
          <table:table-cell table:style-name="ce3" office:value-type="float" office:value="1.33333333333333">
            <text:p>1.3333333333</text:p>
          </table:table-cell>
          <table:table-cell table:style-name="ce4" office:value-type="float" office:value="0.000067">
            <text:p>6.70E-005</text:p>
          </table:table-cell>
          <table:table-cell table:style-name="ce1" office:value-type="float" office:value="3.38672">
            <text:p>3.38672</text:p>
          </table:table-cell>
          <table:table-cell table:style-name="ce3" office:value-type="float" office:value="1.33333333333333">
            <text:p>1.3333333333</text:p>
          </table:table-cell>
          <table:table-cell table:style-name="ce4" office:value-type="float" office:value="0.000064">
            <text:p>6.40E-005</text:p>
          </table:table-cell>
          <table:table-cell table:style-name="ce1" office:value-type="float" office:value="3.38672">
            <text:p>3.38672</text:p>
          </table:table-cell>
        </table:table-row>
        <table:table-row table:style-name="ro1">
          <table:table-cell table:number-columns-repeated="5"/>
          <table:table-cell table:style-name="ce1" office:value-type="string">
            <text:p>n10</text:p>
          </table:table-cell>
          <table:table-cell table:style-name="ce3" office:value-type="float" office:value="1.11111111111111">
            <text:p>1.1111111111</text:p>
          </table:table-cell>
          <table:table-cell table:style-name="ce1" office:value-type="float" office:value="0.000118">
            <text:p>0.000118</text:p>
          </table:table-cell>
          <table:table-cell table:style-name="ce1" office:value-type="float" office:value="3.38672">
            <text:p>3.38672</text:p>
          </table:table-cell>
          <table:table-cell table:style-name="ce3" office:value-type="float" office:value="1.11111111111111">
            <text:p>1.1111111111</text:p>
          </table:table-cell>
          <table:table-cell table:style-name="ce4" office:value-type="float" office:value="0.000092">
            <text:p>9.20E-005</text:p>
          </table:table-cell>
          <table:table-cell table:style-name="ce1" office:value-type="float" office:value="3.38672">
            <text:p>3.38672</text:p>
          </table:table-cell>
          <table:table-cell table:style-name="ce3" office:value-type="float" office:value="1.11111111111111">
            <text:p>1.1111111111</text:p>
          </table:table-cell>
          <table:table-cell table:style-name="ce1" office:value-type="float" office:value="0.000112">
            <text:p>0.000112</text:p>
          </table:table-cell>
          <table:table-cell table:style-name="ce1" office:value-type="float" office:value="3.38672">
            <text:p>3.38672</text:p>
          </table:table-cell>
        </table:table-row>
        <table:table-row table:style-name="ro1">
          <table:table-cell table:number-columns-repeated="5"/>
          <table:table-cell table:style-name="ce1" office:value-type="string">
            <text:p>n100</text:p>
          </table:table-cell>
          <table:table-cell table:style-name="ce3" office:value-type="float" office:value="1.01010101010101">
            <text:p>1.0101010101</text:p>
          </table:table-cell>
          <table:table-cell table:style-name="ce1" office:value-type="float" office:value="0.018962">
            <text:p>0.018962</text:p>
          </table:table-cell>
          <table:table-cell table:style-name="ce1" office:value-type="float" office:value="3.38672">
            <text:p>3.38672</text:p>
          </table:table-cell>
          <table:table-cell table:style-name="ce3" office:value-type="float" office:value="1.01010101010101">
            <text:p>1.0101010101</text:p>
          </table:table-cell>
          <table:table-cell table:style-name="ce1" office:value-type="float" office:value="0.000537">
            <text:p>0.000537</text:p>
          </table:table-cell>
          <table:table-cell table:style-name="ce1" office:value-type="float" office:value="3.38672">
            <text:p>3.38672</text:p>
          </table:table-cell>
          <table:table-cell table:style-name="ce3" office:value-type="float" office:value="1.01010101010101">
            <text:p>1.0101010101</text:p>
          </table:table-cell>
          <table:table-cell table:style-name="ce1" office:value-type="float" office:value="0.001304">
            <text:p>0.001304</text:p>
          </table:table-cell>
          <table:table-cell table:style-name="ce1" office:value-type="float" office:value="3.38672">
            <text:p>3.38672</text:p>
          </table:table-cell>
        </table:table-row>
        <table:table-row table:style-name="ro1">
          <table:table-cell table:number-columns-repeated="5"/>
          <table:table-cell table:style-name="ce1" office:value-type="string">
            <text:p>n1000</text:p>
          </table:table-cell>
          <table:table-cell table:style-name="ce3" office:value-type="float" office:value="1.001001001001">
            <text:p>1.001001001</text:p>
          </table:table-cell>
          <table:table-cell table:style-name="ce1" office:value-type="float" office:value="0.00499">
            <text:p>0.00499</text:p>
          </table:table-cell>
          <table:table-cell table:style-name="ce1" office:value-type="float" office:value="3.64453">
            <text:p>3.64453</text:p>
          </table:table-cell>
          <table:table-cell table:style-name="ce3" office:value-type="float" office:value="1.001001001001">
            <text:p>1.001001001</text:p>
          </table:table-cell>
          <table:table-cell table:style-name="ce1" office:value-type="float" office:value="0.004957">
            <text:p>0.004957</text:p>
          </table:table-cell>
          <table:table-cell table:style-name="ce1" office:value-type="float" office:value="3.64453">
            <text:p>3.64453</text:p>
          </table:table-cell>
          <table:table-cell table:style-name="ce3" office:value-type="float" office:value="1.001001001001">
            <text:p>1.001001001</text:p>
          </table:table-cell>
          <table:table-cell table:style-name="ce1" office:value-type="float" office:value="0.068045">
            <text:p>0.068045</text:p>
          </table:table-cell>
          <table:table-cell table:style-name="ce1" office:value-type="float" office:value="3.64453">
            <text:p>3.64453</text:p>
          </table:table-cell>
        </table:table-row>
        <table:table-row table:style-name="ro1">
          <table:table-cell table:number-columns-repeated="5"/>
          <table:table-cell table:style-name="ce1" office:value-type="string">
            <text:p>n10000</text:p>
          </table:table-cell>
          <table:table-cell table:style-name="ce3" office:value-type="float" office:value="1.000100010001">
            <text:p>1.00010001</text:p>
          </table:table-cell>
          <table:table-cell table:style-name="ce1" office:value-type="float" office:value="0.05199">
            <text:p>0.05199</text:p>
          </table:table-cell>
          <table:table-cell table:style-name="ce1" office:value-type="float" office:value="6.21094">
            <text:p>6.21094</text:p>
          </table:table-cell>
          <table:table-cell table:style-name="ce3" office:value-type="float" office:value="1.000100010001">
            <text:p>1.00010001</text:p>
          </table:table-cell>
          <table:table-cell table:style-name="ce1" office:value-type="float" office:value="0.052033">
            <text:p>0.052033</text:p>
          </table:table-cell>
          <table:table-cell table:style-name="ce1" office:value-type="float" office:value="6.21094">
            <text:p>6.21094</text:p>
          </table:table-cell>
          <table:table-cell table:style-name="ce3" office:value-type="float" office:value="1.000100010001">
            <text:p>1.00010001</text:p>
          </table:table-cell>
          <table:table-cell table:style-name="ce1" office:value-type="float" office:value="6.20682">
            <text:p>6.20682</text:p>
          </table:table-cell>
          <table:table-cell table:style-name="ce1" office:value-type="float" office:value="6.21094">
            <text:p>6.21094</text:p>
          </table:table-cell>
        </table:table-row>
        <table:table-row table:style-name="ro1">
          <table:table-cell table:number-columns-repeated="5"/>
          <table:table-cell table:style-name="ce1" office:value-type="string">
            <text:p>n50000</text:p>
          </table:table-cell>
          <table:table-cell table:style-name="ce3" office:value-type="float" office:value="1.00002000040001">
            <text:p>1.0000200004</text:p>
          </table:table-cell>
          <table:table-cell table:style-name="ce1" office:value-type="float" office:value="0.281314">
            <text:p>0.281314</text:p>
          </table:table-cell>
          <table:table-cell table:style-name="ce1" office:value-type="float" office:value="18.8516">
            <text:p>18.8516</text:p>
          </table:table-cell>
          <table:table-cell table:style-name="ce3" office:value-type="float" office:value="1.00002000040001">
            <text:p>1.0000200004</text:p>
          </table:table-cell>
          <table:table-cell table:style-name="ce1" office:value-type="float" office:value="0.372306">
            <text:p>0.372306</text:p>
          </table:table-cell>
          <table:table-cell table:style-name="ce1" office:value-type="float" office:value="18.8555">
            <text:p>18.8555</text:p>
          </table:table-cell>
          <table:table-cell table:style-name="ce3" office:value-type="float" office:value="1.00002000040001">
            <text:p>1.0000200004</text:p>
          </table:table-cell>
          <table:table-cell table:style-name="ce1" office:value-type="float" office:value="163.812">
            <text:p>163.812</text:p>
          </table:table-cell>
          <table:table-cell table:style-name="ce1" office:value-type="float" office:value="19.0469">
            <text:p>19.046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9">00/00/0000</text:date>, <text:time>00:00:00</text:time></text:p>
        </style:region-right>
      </style:header>
      <style:header-left style:display="false"/>
      <style:footer>
        <text:p>頁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0">
      <number:scientific-number number:decimal-places="2" number:min-integer-digits="1" number:min-exponent-digits="3"/>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6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6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2" style:family="chart" style:data-style-name="N6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75cm" svg:height="9.004cm" xlink:href="." xlink:type="simple" chart:class="chart:scatter" chart:style-name="ch1">
        <chart:title svg:x="6.316cm" svg:y="0.316cm" chart:style-name="ch2">
          <text:p>Running Time(s)</text:p>
        </chart:title>
        <chart:legend chart:legend-position="end" svg:x="13.043cm" svg:y="3.705cm" style:legend-expansion="high" chart:style-name="ch3"/>
        <chart:plot-area chart:style-name="ch4" chart:data-source-has-labels="both" svg:x="1.33cm" svg:y="1.635cm" svg:width="11.075cm" svg:height="6.208cm">
          <chartooo:coordinate-region svg:x="3.248cm" svg:y="1.835cm" svg:width="8.693cm" svg:height="5.361cm"/>
          <chart:axis chart:dimension="x" chart:name="primary-x" chart:style-name="ch5" chartooo:axis-type="auto">
            <chart:title svg:x="4.865cm" svg:y="8.023cm" chart:style-name="ch6">
              <text:p>data size(number of vertex)</text:p>
            </chart:title>
            <chart:categories table:cell-range-address="local-table.$A$2:.$A$7"/>
          </chart:axis>
          <chart:axis chart:dimension="y" chart:name="primary-y" chart:style-name="ch7">
            <chart:title svg:x="0.451cm" svg:y="5.312cm" chart:style-name="ch8">
              <text:p>time(s)</text:p>
            </chart:title>
            <chart:grid chart:style-name="ch9" chart:class="major"/>
          </chart:axis>
          <chart:series chart:style-name="ch10" chart:values-cell-range-address="local-table.$C$2:.$C$7" chart:label-cell-address="local-table.$C$1" chart:class="chart:scatter">
            <chart:domain table:cell-range-address="local-table.$B$2:.$B$7"/>
            <chart:data-point chart:repeated="6"/>
          </chart:series>
          <chart:series chart:style-name="ch11" chart:values-cell-range-address="local-table.$D$2:.$D$7" chart:label-cell-address="local-table.$D$1" chart:class="chart:scatter">
            <chart:data-point chart:repeated="6"/>
          </chart:series>
          <chart:series chart:style-name="ch12" chart:values-cell-range-address="local-table.$E$2:.$E$7" chart:label-cell-address="local-table.$E$1"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DFS</text:p>
              </table:table-cell>
              <table:table-cell office:value-type="string">
                <text:p>BFS</text:p>
              </table:table-cell>
              <table:table-cell office:value-type="string">
                <text:p>MST(prim)</text:p>
              </table:table-cell>
            </table:table-row>
          </table:table-header-rows>
          <table:table-rows>
            <table:table-row>
              <table:table-cell office:value-type="string">
                <text:p>1</text:p>
              </table:table-cell>
              <table:table-cell office:value-type="float" office:value="4">
                <text:p>4</text:p>
              </table:table-cell>
              <table:table-cell office:value-type="float" office:value="0.000135">
                <text:p>0.000135</text:p>
              </table:table-cell>
              <table:table-cell office:value-type="float" office:value="0.000067">
                <text:p>0.000067</text:p>
              </table:table-cell>
              <table:table-cell office:value-type="float" office:value="0.000064">
                <text:p>0.000064</text:p>
              </table:table-cell>
            </table:table-row>
            <table:table-row>
              <table:table-cell office:value-type="string">
                <text:p>2</text:p>
              </table:table-cell>
              <table:table-cell office:value-type="float" office:value="10">
                <text:p>10</text:p>
              </table:table-cell>
              <table:table-cell office:value-type="float" office:value="0.000118">
                <text:p>0.000118</text:p>
              </table:table-cell>
              <table:table-cell office:value-type="float" office:value="0.000092">
                <text:p>0.000092</text:p>
              </table:table-cell>
              <table:table-cell office:value-type="float" office:value="0.000112">
                <text:p>0.000112</text:p>
              </table:table-cell>
            </table:table-row>
            <table:table-row>
              <table:table-cell office:value-type="string">
                <text:p>3</text:p>
              </table:table-cell>
              <table:table-cell office:value-type="float" office:value="100">
                <text:p>100</text:p>
              </table:table-cell>
              <table:table-cell office:value-type="float" office:value="0.018962">
                <text:p>0.018962</text:p>
              </table:table-cell>
              <table:table-cell office:value-type="float" office:value="0.000537">
                <text:p>0.000537</text:p>
              </table:table-cell>
              <table:table-cell office:value-type="float" office:value="0.001304">
                <text:p>0.001304</text:p>
              </table:table-cell>
            </table:table-row>
            <table:table-row>
              <table:table-cell office:value-type="string">
                <text:p>4</text:p>
              </table:table-cell>
              <table:table-cell office:value-type="float" office:value="1000">
                <text:p>1000</text:p>
              </table:table-cell>
              <table:table-cell office:value-type="float" office:value="0.00499">
                <text:p>0.00499</text:p>
              </table:table-cell>
              <table:table-cell office:value-type="float" office:value="0.004957">
                <text:p>0.004957</text:p>
              </table:table-cell>
              <table:table-cell office:value-type="float" office:value="0.068045">
                <text:p>0.068045</text:p>
              </table:table-cell>
            </table:table-row>
            <table:table-row>
              <table:table-cell office:value-type="string">
                <text:p>5</text:p>
              </table:table-cell>
              <table:table-cell office:value-type="float" office:value="10000">
                <text:p>10000</text:p>
              </table:table-cell>
              <table:table-cell office:value-type="float" office:value="0.05199">
                <text:p>0.05199</text:p>
              </table:table-cell>
              <table:table-cell office:value-type="float" office:value="0.052033">
                <text:p>0.052033</text:p>
              </table:table-cell>
              <table:table-cell office:value-type="float" office:value="6.20682">
                <text:p>6.20682</text:p>
              </table:table-cell>
            </table:table-row>
            <table:table-row>
              <table:table-cell office:value-type="string">
                <text:p>6</text:p>
              </table:table-cell>
              <table:table-cell office:value-type="float" office:value="50000">
                <text:p>50000</text:p>
              </table:table-cell>
              <table:table-cell office:value-type="float" office:value="0.281314">
                <text:p>0.281314</text:p>
              </table:table-cell>
              <table:table-cell office:value-type="float" office:value="0.372306">
                <text:p>0.372306</text:p>
              </table:table-cell>
              <table:table-cell office:value-type="float" office:value="163.812">
                <text:p>163.81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1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75cm" svg:height="9.006cm" xlink:href="." xlink:type="simple" chart:class="chart:scatter" chart:style-name="ch1">
        <chart:title svg:x="5.999cm" svg:y="0.316cm" chart:style-name="ch2">
          <text:p>Memory usage(MB)</text:p>
        </chart:title>
        <chart:legend chart:legend-position="end" svg:x="13.043cm" svg:y="3.706cm" style:legend-expansion="high" chart:style-name="ch3"/>
        <chart:plot-area chart:style-name="ch4" chart:data-source-has-labels="both" svg:x="1.33cm" svg:y="1.635cm" svg:width="11.075cm" svg:height="6.21cm">
          <chartooo:coordinate-region svg:x="1.951cm" svg:y="1.834cm" svg:width="9.99cm" svg:height="5.364cm"/>
          <chart:axis chart:dimension="x" chart:name="primary-x" chart:style-name="ch5" chartooo:axis-type="auto">
            <chart:title svg:x="4.825cm" svg:y="8.025cm" chart:style-name="ch6">
              <text:p>data size( number of vertex)</text:p>
            </chart:title>
            <chart:categories table:cell-range-address="local-table.$A$2:.$A$7"/>
          </chart:axis>
          <chart:axis chart:dimension="y" chart:name="primary-y" chart:style-name="ch5">
            <chart:title svg:x="0.451cm" svg:y="5.723cm" chart:style-name="ch7">
              <text:p>memory(MB)</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series chart:style-name="ch11" chart:values-cell-range-address="local-table.$E$2:.$E$7" chart:label-cell-address="local-table.$E$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DFS</text:p>
              </table:table-cell>
              <table:table-cell office:value-type="string">
                <text:p>BFS</text:p>
              </table:table-cell>
              <table:table-cell office:value-type="string">
                <text:p>MST(prim)</text:p>
              </table:table-cell>
            </table:table-row>
          </table:table-header-rows>
          <table:table-rows>
            <table:table-row>
              <table:table-cell office:value-type="string">
                <text:p>1</text:p>
              </table:table-cell>
              <table:table-cell office:value-type="float" office:value="4">
                <text:p>4</text:p>
              </table:table-cell>
              <table:table-cell office:value-type="float" office:value="3.38672">
                <text:p>3.38672</text:p>
              </table:table-cell>
              <table:table-cell office:value-type="float" office:value="3.38672">
                <text:p>3.38672</text:p>
              </table:table-cell>
              <table:table-cell office:value-type="float" office:value="3.38672">
                <text:p>3.38672</text:p>
              </table:table-cell>
            </table:table-row>
            <table:table-row>
              <table:table-cell office:value-type="string">
                <text:p>2</text:p>
              </table:table-cell>
              <table:table-cell office:value-type="float" office:value="10">
                <text:p>10</text:p>
              </table:table-cell>
              <table:table-cell office:value-type="float" office:value="3.38672">
                <text:p>3.38672</text:p>
              </table:table-cell>
              <table:table-cell office:value-type="float" office:value="3.38672">
                <text:p>3.38672</text:p>
              </table:table-cell>
              <table:table-cell office:value-type="float" office:value="3.38672">
                <text:p>3.38672</text:p>
              </table:table-cell>
            </table:table-row>
            <table:table-row>
              <table:table-cell office:value-type="string">
                <text:p>3</text:p>
              </table:table-cell>
              <table:table-cell office:value-type="float" office:value="100">
                <text:p>100</text:p>
              </table:table-cell>
              <table:table-cell office:value-type="float" office:value="3.38672">
                <text:p>3.38672</text:p>
              </table:table-cell>
              <table:table-cell office:value-type="float" office:value="3.38672">
                <text:p>3.38672</text:p>
              </table:table-cell>
              <table:table-cell office:value-type="float" office:value="3.38672">
                <text:p>3.38672</text:p>
              </table:table-cell>
            </table:table-row>
            <table:table-row>
              <table:table-cell office:value-type="string">
                <text:p>4</text:p>
              </table:table-cell>
              <table:table-cell office:value-type="float" office:value="1000">
                <text:p>1000</text:p>
              </table:table-cell>
              <table:table-cell office:value-type="float" office:value="3.64453">
                <text:p>3.64453</text:p>
              </table:table-cell>
              <table:table-cell office:value-type="float" office:value="3.64453">
                <text:p>3.64453</text:p>
              </table:table-cell>
              <table:table-cell office:value-type="float" office:value="3.64453">
                <text:p>3.64453</text:p>
              </table:table-cell>
            </table:table-row>
            <table:table-row>
              <table:table-cell office:value-type="string">
                <text:p>5</text:p>
              </table:table-cell>
              <table:table-cell office:value-type="float" office:value="10000">
                <text:p>10000</text:p>
              </table:table-cell>
              <table:table-cell office:value-type="float" office:value="6.21094">
                <text:p>6.21094</text:p>
              </table:table-cell>
              <table:table-cell office:value-type="float" office:value="6.21094">
                <text:p>6.21094</text:p>
              </table:table-cell>
              <table:table-cell office:value-type="float" office:value="6.21094">
                <text:p>6.21094</text:p>
              </table:table-cell>
            </table:table-row>
            <table:table-row>
              <table:table-cell office:value-type="string">
                <text:p>6</text:p>
              </table:table-cell>
              <table:table-cell office:value-type="float" office:value="50000">
                <text:p>50000</text:p>
              </table:table-cell>
              <table:table-cell office:value-type="float" office:value="18.8516">
                <text:p>18.8516</text:p>
              </table:table-cell>
              <table:table-cell office:value-type="float" office:value="18.8555">
                <text:p>18.8555</text:p>
              </table:table-cell>
              <table:table-cell office:value-type="float" office:value="19.0469">
                <text:p>19.046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1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